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style:text-properties officeooo:rsid="00338cf8" officeooo:paragraph-rsid="00338cf8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7" style:family="paragraph" style:parent-style-name="Text_20_body">
      <style:text-properties officeooo:rsid="003900ce" officeooo:paragraph-rsid="003900ce"/>
    </style:style>
    <style:style style:name="P38" style:family="paragraph" style:parent-style-name="Text_20_body">
      <style:text-properties officeooo:rsid="003af04a" officeooo:paragraph-rsid="003af04a"/>
    </style:style>
    <style:style style:name="P39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40" style:family="paragraph" style:parent-style-name="Text_20_body">
      <style:text-properties officeooo:rsid="003d8076" officeooo:paragraph-rsid="003d8076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42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43" style:family="paragraph" style:parent-style-name="Standard" style:list-style-name="L3">
      <style:text-properties officeooo:rsid="0031a066" officeooo:paragraph-rsid="0031a066"/>
    </style:style>
    <style:style style:name="P44" style:family="paragraph" style:parent-style-name="Standard" style:list-style-name="L3">
      <style:text-properties officeooo:rsid="00339d7b" officeooo:paragraph-rsid="00339d7b"/>
    </style:style>
    <style:style style:name="P45" style:family="paragraph" style:parent-style-name="Standard" style:list-style-name="L4">
      <style:text-properties officeooo:rsid="0035557b" officeooo:paragraph-rsid="0035557b"/>
    </style:style>
    <style:style style:name="P46" style:family="paragraph" style:parent-style-name="Standard" style:list-style-name="L5">
      <style:text-properties officeooo:rsid="0035557b" officeooo:paragraph-rsid="0035557b"/>
    </style:style>
    <style:style style:name="P47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8" style:family="paragraph" style:parent-style-name="Text_20_body" style:list-style-name="L6">
      <style:text-properties officeooo:rsid="003af04a" officeooo:paragraph-rsid="003af04a"/>
    </style:style>
    <style:style style:name="P49" style:family="paragraph" style:parent-style-name="Text_20_body" style:list-style-name="L6">
      <style:text-properties officeooo:rsid="003af04a" officeooo:paragraph-rsid="003e4915"/>
    </style:style>
    <style:style style:name="P50" style:family="paragraph" style:parent-style-name="Text_20_body" style:list-style-name="L7">
      <style:text-properties officeooo:rsid="003af04a" officeooo:paragraph-rsid="003af04a"/>
    </style:style>
    <style:style style:name="P51" style:family="paragraph" style:parent-style-name="Text_20_body" style:list-style-name="L8">
      <style:text-properties officeooo:rsid="003af04a" officeooo:paragraph-rsid="003af04a"/>
    </style:style>
    <style:style style:name="P52" style:family="paragraph" style:parent-style-name="Text_20_body" style:list-style-name="L9">
      <style:text-properties officeooo:rsid="003af04a" officeooo:paragraph-rsid="003af04a"/>
    </style:style>
    <style:style style:name="P53" style:family="paragraph" style:parent-style-name="Text_20_body">
      <style:text-properties officeooo:rsid="003af04a" officeooo:paragraph-rsid="003af04a"/>
    </style:style>
    <style:style style:name="P54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55" style:family="paragraph" style:parent-style-name="Text_20_body" style:list-style-name="L8">
      <style:text-properties fo:font-style="normal" officeooo:rsid="003af04a" officeooo:paragraph-rsid="003af04a" style:font-style-asian="normal" style:font-style-complex="normal"/>
    </style:style>
    <style:style style:name="P56" style:family="paragraph" style:parent-style-name="Text_20_body" style:list-style-name="L8">
      <style:text-properties officeooo:paragraph-rsid="003af04a"/>
    </style:style>
    <style:style style:name="P57" style:family="paragraph" style:parent-style-name="Text_20_body" style:list-style-name="L10">
      <style:text-properties officeooo:rsid="003b1fa7" officeooo:paragraph-rsid="003b1fa7"/>
    </style:style>
    <style:style style:name="P58" style:family="paragraph" style:parent-style-name="Text_20_body">
      <style:text-properties style:font-name="Courier New" fo:font-weight="bold" officeooo:rsid="003900ce" officeooo:paragraph-rsid="003b1fa7" style:font-weight-asian="bold" style:font-weight-complex="bold"/>
    </style:style>
    <style:style style:name="P59" style:family="paragraph" style:parent-style-name="Text_20_body">
      <style:text-properties style:font-name="Courier New" fo:font-weight="normal" officeooo:rsid="003d8076" officeooo:paragraph-rsid="003d8076" style:font-weight-asian="normal" style:font-weight-complex="normal"/>
    </style:style>
    <style:style style:name="P60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61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62" style:family="paragraph" style:parent-style-name="Text_20_body">
      <style:text-properties style:font-name="Times New Roman1" officeooo:rsid="0040674c" officeooo:paragraph-rsid="0040674c"/>
    </style:style>
    <style:style style:name="P63" style:family="paragraph" style:parent-style-name="Text_20_body">
      <style:text-properties officeooo:rsid="003edd30" officeooo:paragraph-rsid="003edd30"/>
    </style:style>
    <style:style style:name="P64" style:family="paragraph" style:parent-style-name="Heading_20_3">
      <style:text-properties officeooo:rsid="002b8001" officeooo:paragraph-rsid="002b8001"/>
    </style:style>
    <style:style style:name="P65" style:family="paragraph" style:parent-style-name="Heading_20_1" style:list-style-name=""/>
    <style:style style:name="P66" style:family="paragraph" style:parent-style-name="Heading_20_1">
      <style:text-properties officeooo:rsid="003900ce" officeooo:paragraph-rsid="003900ce"/>
    </style:style>
    <style:style style:name="P67" style:family="paragraph" style:parent-style-name="Heading_20_1">
      <style:text-properties officeooo:rsid="002b8001" officeooo:paragraph-rsid="002b8001"/>
    </style:style>
    <style:style style:name="P68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text-properties style:font-name="Arial1"/>
    </style:style>
    <style:style style:name="P73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b800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5d1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b8001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3" style:family="text">
      <style:text-properties officeooo:rsid="00268660"/>
    </style:style>
    <style:style style:name="T24" style:family="text">
      <style:text-properties officeooo:rsid="00277f04"/>
    </style:style>
    <style:style style:name="T25" style:family="text">
      <style:text-properties officeooo:rsid="002854b9"/>
    </style:style>
    <style:style style:name="T26" style:family="text">
      <style:text-properties officeooo:rsid="0029d5b6"/>
    </style:style>
    <style:style style:name="T27" style:family="text">
      <style:text-properties fo:color="#ff0000" officeooo:rsid="0029d5b6"/>
    </style:style>
    <style:style style:name="T28" style:family="text">
      <style:text-properties fo:color="#ff0000" officeooo:rsid="002b8001"/>
    </style:style>
    <style:style style:name="T29" style:family="text">
      <style:text-properties officeooo:rsid="002b8001"/>
    </style:style>
    <style:style style:name="T30" style:family="text">
      <style:text-properties officeooo:rsid="002cf89b"/>
    </style:style>
    <style:style style:name="T31" style:family="text">
      <style:text-properties officeooo:rsid="002e1dc9"/>
    </style:style>
    <style:style style:name="T32" style:family="text">
      <style:text-properties officeooo:rsid="002eec37"/>
    </style:style>
    <style:style style:name="T33" style:family="text">
      <style:text-properties officeooo:rsid="002f309f"/>
    </style:style>
    <style:style style:name="T34" style:family="text">
      <style:text-properties officeooo:rsid="002ff8d0"/>
    </style:style>
    <style:style style:name="T35" style:family="text">
      <style:text-properties officeooo:rsid="00338cf8"/>
    </style:style>
    <style:style style:name="T36" style:family="text">
      <style:text-properties officeooo:rsid="00339d7b"/>
    </style:style>
    <style:style style:name="T37" style:family="text">
      <style:text-properties officeooo:rsid="0035ea0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Times New Roman1"/>
    </style:style>
    <style:style style:name="T40" style:family="text">
      <style:text-properties style:font-name="Arial1"/>
    </style:style>
    <style:style style:name="T41" style:family="text">
      <style:text-properties style:font-name="Arial1" fo:font-style="normal" style:text-underline-style="none" style:font-style-asian="normal" style:font-style-complex="normal"/>
    </style:style>
    <style:style style:name="T42" style:family="text">
      <style:text-properties style:font-name="Arial1" fo:font-style="normal" style:font-style-asian="normal" style:font-style-complex="normal"/>
    </style:style>
    <style:style style:name="T43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5" style:family="text">
      <style:text-properties style:font-name="Arial1" fo:font-style="italic" style:font-style-asian="italic" style:font-style-complex="italic"/>
    </style:style>
    <style:style style:name="T46" style:family="text">
      <style:text-properties officeooo:rsid="003e4915"/>
    </style:style>
    <style:style style:name="T47" style:family="text">
      <style:text-properties style:font-name="Liberation Mono"/>
    </style:style>
    <style:style style:name="T48" style:family="text">
      <style:text-properties style:font-name="Times New Roman1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29">schedule is approximate, so you know in advance what you'll do &amp; learn</text:span></text:p>
      <text:p text:style-name="P4"><text:tab/><text:span text:style-name="T23">Introduce TAs</text:span></text:p>
      <text:p text:style-name="P2"><text:tab/><text:span text:style-name="T6">Jomzaap slides</text:span></text:p>
      <text:p text:style-name="P21">2. Questions <text:span text:style-name="T23">about course</text:span>?</text:p>
      <text:p text:style-name="P21"><text:span text:style-name="T24">3</text:span>. <text:span text:style-name="T26">Review results of Online Learning Platform </text:span>Survey</text:p>
      <text:p text:style-name="P21"><text:tab/><text:span text:style-name="T29">students prefer Google Classroom, Google Meet, and either Google Drive or github.io for material</text:span></text:p>
      <text:p text:style-name="P21"><text:tab/><text:span text:style-name="T29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10">Configure Version Control</text:span>".</text:p>
      <text:p text:style-name="P21"><text:s text:c="6"/>Task should have a brief description, like "<text:span text:style-name="T10">Create new repository on Github</text:span>".</text:p>
      <text:p text:style-name="P21"/>
      <text:p text:style-name="P22"><text:s text:c="2"/><text:span text:style-name="T7">Process for</text:span><text:span text:style-name="T13"> </text:span><text:span text:style-name="T14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3"> car is clean and dry with no streaks or dirt</text:span></text:p>
      <text:p text:style-name="P2"><text:s text:c="6"/><text:span text:style-name="T23">(you can have more than one acceptance criterion)</text:span></text:p>
      <text:p text:style-name="P2"/>
      <text:p text:style-name="P3"><text:span text:style-name="T6">2. Not done in 2020: Write a description of </text:span><text:span text:style-name="T16">your</text:span><text:span text:style-name="T6"> actual software process for programming project.</text:span></text:p>
      <text:p text:style-name="P3"><text:s text:c="5"/><text:span text:style-name="T25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29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10">Using Github</text:span><text:span text:style-name="T17"> slides - example of good profiles.</text:span></text:p>
      <text:p text:style-name="P21"><text:soft-page-break/>2. <text:span text:style-name="T26">Programming Warm-up using Github Classroom: <text:s/>https://classroom.github.com/a/pW0QVFWN</text:span></text:p>
      <text:p text:style-name="P21"><text:tab/><text:span text:style-name="T27">ACTIVATE THE URL</text:span></text:p>
      <text:p text:style-name="P21"><text:span text:style-name="T27"><text:tab/></text:span><text:span text:style-name="T28">PURPOSE IS TO WRITE GOOD QUALITY, READABLE, CORRECT CODE</text:span></text:p>
      <text:p text:style-name="P29"/>
      <text:p text:style-name="P21">3. <text:span text:style-name="T26">Fundamentals online questions (Google Form)</text:span></text:p>
      <text:p text:style-name="Standard"><text:span text:style-name="T26">4. </text:span>Describe Homework Assignment</text:p>
      <text:p text:style-name="Standard"><text:tab/><text:span text:style-name="T29">a) read a chapter about Software Process</text:span></text:p>
      <text:p text:style-name="Standard"><text:tab/><text:span text:style-name="T29">b) answer questions and submit</text:span></text:p>
      <text:h text:style-name="P69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29">watch: </text:span>https://www.youtube.com/watch?v=XU0llRltyFM</text:p>
      <text:p text:style-name="P5"><text:s text:c="4"/><text:tab/><text:span text:style-name="T29">read: </text:span><text:span text:style-name="T11">Scrum Guide</text:span><text:span text:style-name="T18"> (official) or </text:span><text:span text:style-name="T11">Comprehensive Scrum Guide</text:span><text:span text:style-name="T18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29">Preparation:</text:span> Install netcat or ncat</text:h>
      <text:p text:style-name="P36">netcat (nc) and ncat are tools for exploring any TCP/IP protocol.</text:p>
      <text:p text:style-name="P34">In class you will use them to actually emulate a web server (answer a</text:p>
      <text:p text:style-name="P34">request from a web browser) or a web browser (send an HTTP request).</text:p>
      <text:p text:style-name="P35">netcat may be installed on Linux and Mac OSX as part of the operating system.</text:p>
      <text:p text:style-name="P34">"ncat" is a newer version that claims to have more features, <text:span text:style-name="T29">but they behave almost the same.</text:span> </text:p>
      <text:p text:style-name="P34">Either netcat or ncat is OK.</text:p>
      <text:p text:style-name="P34"><text:tab/>https://nmap.org/ncat/</text:p>
      <text:p text:style-name="P34"><text:tab/>http://netcat.sourceforge.net/</text:p>
      <text:p text:style-name="P25"/>
      <text:p text:style-name="P30">1. Review Software Process from week 1. </text:p>
      <text:p text:style-name="P30"><text:s text:c="4"/><text:span text:style-name="T32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34">it</text:span>?</text:p>
      <text:p text:style-name="P31"><text:s text:c="4"/>Sahadporn - nice use of internal hyperlinks to create a TOC in one file</text:p>
      <text:p text:style-name="P31"/>
      <text:p text:style-name="P25"><text:span text:style-name="T30">2</text:span>. Review Scrum - with <text:span text:style-name="T30">new</text:span> questions</text:p>
      <text:p text:style-name="P30">3. Git without cmd line?</text:p>
      <text:p text:style-name="P30"><text:s text:c="4"/><text:span text:style-name="T10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31">4</text:span>. Intro to HTTP https://cpske.github.io/ISP/web/HTTP.pdf</text:p>
      <text:p text:style-name="P25"><text:span text:style-name="T31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33">create a wiki</text:span></text:p>
      <text:p text:style-name="P27"><text:s text:c="4"/>- <text:span text:style-name="T33">creating pages in a wiki</text:span></text:p>
      <text:p text:style-name="P25"><text:s text:c="4"/>- <text:span text:style-name="T33">link from README to wiki page: ../../wiki/Requirements</text:span></text:p>
      <text:p text:style-name="P25">3. Remote repositories</text:p>
      <text:p text:style-name="P25"><text:tab/>- <text:span text:style-name="T34">Presentation: Git-Remotes</text:span></text:p>
      <text:p text:style-name="P25"><text:soft-page-break/><text:tab/>- commands for using remotes</text:p>
      <text:p text:style-name="P25"><text:tab/>- changing the URL</text:p>
      <text:p text:style-name="P25"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64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29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P65" text:outline-level="1"/>
      <text:h text:style-name="P69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3712734877" text:style-name="L1">
        <text:list-item>
          <text:p text:style-name="P41">demo create a Django project</text:p>
        </text:list-item>
        <text:list-item>
          <text:p text:style-name="P41">how to create project inside an existing directory <text:span text:style-name="T37">(since you already have repo on Github)</text:span></text:p>
        </text:list-item>
      </text:list>
      <text:p text:style-name="P32">3. KU Polls Iteration 1</text:p>
      <text:list xml:id="list2803028008" text:style-name="L2">
        <text:list-item>
          <text:p text:style-name="P47">Iteration Goal</text:p>
        </text:list-item>
        <text:list-item>
          <text:p text:style-name="P42">Iteration Plan</text:p>
        </text:list-item>
        <text:list-item>
          <text:p text:style-name="P42">Design the UI Pages <text:span text:style-name="T35">&amp; Page Flow</text:span></text:p>
        </text:list-item>
        <text:list-item>
          <text:p text:style-name="P42">Design the Domain Model</text:p>
        </text:list-item>
        <text:list-item>
          <text:p text:style-name="P42">Using a <text:span text:style-name="T35">project</text:span> board - <text:span text:style-name="T35">setup is some work</text:span></text:p>
        </text:list-item>
      </text:list>
      <text:p text:style-name="P32">4. Assignment</text:p>
      <text:list xml:id="list3921910543" text:style-name="L3">
        <text:list-item>
          <text:p text:style-name="P43">Create Iteration Plan in wiki</text:p>
          <text:list>
            <text:list-item>
              <text:p text:style-name="P43">Goal</text:p>
            </text:list-item>
            <text:list-item>
              <text:p text:style-name="P43">Tasks</text:p>
            </text:list-item>
            <text:list-item>
              <text:p text:style-name="P43">Evaluation Criteria</text:p>
            </text:list-item>
          </text:list>
        </text:list-item>
        <text:list-item>
          <text:p text:style-name="P43">Create a project board and add tasks</text:p>
        </text:list-item>
        <text:list-item>
          <text:p text:style-name="P43">Do the work on a branch</text:p>
        </text:list-item>
        <text:list-item>
          <text:p text:style-name="P43">Don't use copy and paste. Type everything yourself. Why?</text:p>
        </text:list-item>
        <text:list-item>
          <text:p text:style-name="P43">When everything works and tests pass, merge into master.</text:p>
        </text:list-item>
        <text:list-item>
          <text:p text:style-name="P43">Push both branches to Github.</text:p>
        </text:list-item>
        <text:list-item>
          <text:p text:style-name="P43">Write a "<text:span text:style-name="T36">Retrospective</text:span>" section in Iteration 1 Plan. Record any useful lessons learned.</text:p>
        </text:list-item>
        <text:list-item>
          <text:p text:style-name="P44">Add any other useful information to your project wiki.</text:p>
          <text:list>
            <text:list-item>
              <text:p text:style-name="P44">Code snippets</text:p>
            </text:list-item>
            <text:list-item>
              <text:p text:style-name="P44">Useful links</text:p>
            </text:list-item>
            <text:list-item>
              <text:p text:style-name="P44">Diagrams, mockups</text:p>
            </text:list-item>
          </text:list>
        </text:list-item>
      </text:list>
      <text:p text:style-name="P33">5. Github Flow</text:p>
      <text:list xml:id="list1824574270" text:style-name="L4">
        <text:list-item>
          <text:p text:style-name="P45">Material: https://cpske.github.io/ISP/git/index#github-flow</text:p>
        </text:list-item>
      </text:list>
      <text:list xml:id="list3402109985" text:style-name="L5">
        <text:list-item>
          <text:p text:style-name="P46">Questions: https://forms.gle/p9thhCt35dV776U6A</text:p>
        </text:list-item>
      </text:list>
      <text:p text:style-name="P32"/>
      <text:h text:style-name="Heading_20_2" text:outline-level="2">If Time Permits</text:h>
      <text:p text:style-name="P32"><text:span text:style-name="T35">6.</text:span> Review of classes in Python?</text:p>
      <text:p text:style-name="P10"/>
      <text:p text:style-name="P9"/>
      <text:h text:style-name="P66" text:outline-level="1">Week 5</text:h>
      <text:p text:style-name="P38">No class due to substitute Songkran holiday.</text:p>
      <text:p text:style-name="P38">Post instructions for course team project.</text:p>
      <text:p text:style-name="P38"/>
      <text:p text:style-name="P37"/>
      <text:h text:style-name="Heading_20_1" text:outline-level="1"><text:soft-page-break/>Week 6</text:h>
      <text:p text:style-name="P38">1. Review what was learned in the Django tutorial.</text:p>
      <text:p text:style-name="P38"/>
      <text:p text:style-name="P38">2. Intro to database. <text:s/>Brief intro to save time, more later.</text:p>
      <text:list xml:id="list610375677" text:style-name="L6">
        <text:list-item>
          <text:p text:style-name="P48">database stores data in tables</text:p>
        </text:list-item>
        <text:list-item>
          <text:p text:style-name="P48">tables consist of columns (fields) for attributes of a table and rows for entries in the database.</text:p>
        </text:list-item>
        <text:list-item>
          <text:p text:style-name="P49">each column has a <text:span text:style-name="T38">data type</text:span>. <text:s/>SQL has rich set of data types, see:<text:line-break/><text:span text:style-name="T7">https://www.journaldev.com/16774/sql-data-types</text:span><text:line-break/><text:line-break/><text:span text:style-name="T46">(The SQL data types page on w3schools is specific for MySQL and MS SQL Server, not the standard SQL data types.)</text:span></text:p>
        </text:list-item>
        <text:list-item>
          <text:p text:style-name="P48">Sometimes SQL data types don't match data types in Java, Python, etc. <text:s text:c="3"/><text:line-break/>Example: <text:span text:style-name="T7">String or str </text:span><text:span text:style-name="T39">are saved in database as </text:span><text:span text:style-name="T7">CHAR(n)</text:span><text:span text:style-name="T39"> or </text:span><text:span text:style-name="T7">VARCHAR(n), n</text:span><text:span text:style-name="T39"> = size.</text:span><text:span text:style-name="T7"><text:line-break/>float (Python)</text:span><text:span text:style-name="T39"> can be saved as </text:span><text:span text:style-name="T7">FLOAT or DECIMAL(width,decs)</text:span><text:span text:style-name="T39">.</text:span></text:p>
        </text:list-item>
        <text:list-item>
          <text:p text:style-name="P48">Each table has a field designated as <text:span text:style-name="T38">Primary Key</text:span>, that uniquely identifies each row in the table.</text:p>
          <text:list>
            <text:list-item>
              <text:p text:style-name="P48"><text:span text:style-name="T38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48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48">Structured Query Language (SQL) is the standard language for interacting with a database. This makes databases interoperable. <text:s/></text:p>
          <text:list>
            <text:list-item>
              <text:p text:style-name="P48">Unfortunately, many databases don't support <text:span text:style-name="T12">all</text:span><text:span text:style-name="T19"> of SQL or </text:span><text:span text:style-name="T12">all</text:span><text:span text:style-name="T19"> data types (including Sqlite), and some databases use some non-standard syntax (MySQL).</text:span></text:p>
            </text:list-item>
          </text:list>
        </text:list-item>
      </text:list>
      <text:p text:style-name="P39">3. Two kinds of SQL databases to understand:</text:p>
      <text:list xml:id="list2370972288" text:style-name="L7">
        <text:list-item>
          <text:p text:style-name="P50"><text:span text:style-name="T41">Embedded database</text:span><text:span text:style-name="T19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50"><text:span text:style-name="T41">Client-Server Database</text:span><text:span text:style-name="T19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54">Most embedded databases can also be used in client-server mode.</text:p>
        </text:list-item>
      </text:list>
      <text:p text:style-name="P40">Exercise: <text:s/>view the Django database. <text:s/>View the polls tables.</text:p>
      <text:p text:style-name="P38"/>
      <text:p text:style-name="P38">4. Brief into to Object-Relational Mapping (ORM).</text:p>
      <text:list xml:id="list1678035086" text:style-name="L8">
        <text:list-item>
          <text:p text:style-name="P51"><text:soft-page-break/><text:span text:style-name="T45">Persistence</text:span>: in programming this means retaining data values between executions of a program. <text:s/>It can be to a file, database, or some other form of <text:span text:style-name="T10">non-volatile</text:span><text:span text:style-name="T17"> storage.</text:span></text:p>
        </text:list-item>
        <text:list-item>
          <text:p text:style-name="P51"><text:span text:style-name="T45">Entity</text:span>: a data type that is persisted. The <text:span text:style-name="T10">model classes</text:span><text:span text:style-name="T17"> in MVC design are often </text:span><text:span text:style-name="T10">entities.</text:span><text:span text:style-name="T17"> <text:line-break/>Example: Question and Choice in KU Polls are entities.</text:span></text:p>
        </text:list-item>
        <text:list-item>
          <text:p text:style-name="P51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38"><draw:frame text:anchor-type="paragraph" draw:z-index="0" draw:name="Shape1" draw:style-name="gr1" draw:text-style-name="P72" svg:width="1.237in" svg:height="0.7098in" svg:x="1.1909in" svg:y="0.0945in"><draw:text-box><text:p text:style-name="P71"><text:span text:style-name="T50">Question</text:span></text:p><text:p><text:span text:style-name="T40">- id</text:span></text:p><text:p><text:span text:style-name="T40">- question_text</text:span></text:p></draw:text-box></draw:frame><draw:frame text:anchor-type="paragraph" draw:z-index="1" draw:name="Shape2" draw:style-name="gr2" draw:text-style-name="P73" svg:width="2.7606in" svg:height="0.6622in" svg:x="3.6319in" svg:y="0.128in"><draw:text-box><text:p text:style-name="P71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38"><draw:line text:anchor-type="paragraph" draw:z-index="2" draw:name="Shape3" draw:style-name="gr3" draw:text-style-name="P71" svg:x1="6.3921in" svg:y1="-0.011in" svg:x2="3.6319in" svg:y2="0.0035in"><text:p/></draw:line><draw:line text:anchor-type="paragraph" draw:z-index="3" draw:name="Shape4" draw:style-name="gr3" draw:text-style-name="P71" svg:x1="4.628in" svg:y1="0.4724in" svg:x2="4.6343in" svg:y2="0.0035in"><text:p/></draw:line><draw:line text:anchor-type="paragraph" draw:z-index="4" draw:name="Shape5" draw:style-name="gr4" draw:text-style-name="P71" svg:x1="2.4929in" svg:y1="0.1327in" svg:x2="3.5736in" svg:y2="0.1264in"><text:p/></draw:line></text:p>
      <text:p text:style-name="P37"/>
      <text:list xml:id="list161109307079925" text:continue-numbering="true" text:style-name="L8">
        <text:list-item>
          <text:p text:style-name="P51">To manage this, instead of writing the low-level code to issue SQL commands to the database, we use a framework that performs <text:span text:style-name="T10">object-relational mapping</text:span><text:span text:style-name="T17">. <text:s/>It maps </text:span><text:span text:style-name="T10">objects</text:span><text:span text:style-name="T17"> to </text:span><text:span text:style-name="T10">rows</text:span><text:span text:style-name="T17"> in a </text:span><text:span text:style-name="T10">relational database</text:span><text:span text:style-name="T17">.</text:span></text:p>
        </text:list-item>
        <text:list-item>
          <text:p text:style-name="P55">ORM needs to provide the 4 basic database operations:</text:p>
          <text:list>
            <text:list-item>
              <text:p text:style-name="P51"><text:span text:style-name="T42">Create</text:span><text:span text:style-name="T17"> - </text:span><text:span text:style-name="T20">save</text:span><text:span text:style-name="T21"> an object to the database</text:span></text:p>
            </text:list-item>
            <text:list-item>
              <text:p text:style-name="P51"><text:span text:style-name="T43">Retrieve</text:span><text:span text:style-name="T21"> - recreate an object from data in a database</text:span></text:p>
            </text:list-item>
            <text:list-item>
              <text:p text:style-name="P51"><text:span text:style-name="T43">Update</text:span><text:span text:style-name="T21"> - update the saved data for an object already persisted to database</text:span></text:p>
            </text:list-item>
            <text:list-item>
              <text:p text:style-name="P56"><text:span text:style-name="T44">Delete</text:span><text:span text:style-name="T22"> - delete object from database</text:span></text:p>
            </text:list-item>
          </text:list>
        </text:list-item>
        <text:list-item>
          <text:p text:style-name="P51"><text:span text:style-name="T40">Retrieve</text:span> is the most complex of the CRUD operations. <text:s/>It has 2 forms:</text:p>
        </text:list-item>
      </text:list>
      <text:list xml:id="list2934567098" text:style-name="L9">
        <text:list-item>
          <text:list>
            <text:list-item>
              <text:p text:style-name="P52"><text:span text:style-name="T40">Retrieve by id</text:span>. <text:span text:style-name="T7">q = Question.objects.get(id)</text:span> <text:s/>this is easy. Returns one object.</text:p>
            </text:list-item>
            <text:list-item>
              <text:p text:style-name="P52"><text:span text:style-name="T40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1105514478" text:style-name="L10">
        <text:list-item>
          <text:p text:style-name="P57">Every "entity" in Django is a subclass of models.Model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other attribute.<text:line-break/><text:span text:style-name="T7">objects.filter(</text:span><text:span text:style-name="T45">expression</text:span><text:span text:style-name="T9">)</text:span><text:span text:style-name="T17"> - get a </text:span><text:span text:style-name="T9">QuerySet</text:span><text:span text:style-name="T17"> that can be chained and manipulated lazily.</text:span></text:p>
        </text:list-item>
      </text:list>
      <text:p text:style-name="P58"/>
      <text:p text:style-name="P59"><text:span text:style-name="T40">Exercise:</text:span> <text:s/><text:span text:style-name="T7">assignment/week6/orm_practice.odt</text:span> <text:s/>(Copy to Google Docs)</text:p>
      <text:p text:style-name="P61">5. Default landing page for polls. <text:s/>What happens when a visitor goes to:</text:p>
      <text:p text:style-name="P60">https://yoursite:8000/</text:p>
      <text:p text:style-name="P61"><text:soft-page-break/>In the polls tutorial they get a "404 Not Found" message.</text:p>
      <text:p text:style-name="P61">Let's send the visitor to polls index page.</text:p>
      <text:p text:style-name="P61">How to do that? <text:s/>There are 2 solutions.</text:p>
      <text:p text:style-name="P60">* path('', polls.views.index)</text:p>
      <text:p text:style-name="P60">* redirect</text:p>
      <text:p text:style-name="P61">To redirect: a) create a views.py in the mysite directory with a redirect:</text:p>
      <text:p text:style-name="P60">from django.shortcuts import redirect</text:p>
      <text:p text:style-name="P60">def index(request):</text:p>
      <text:p text:style-name="P60"><text:s text:c="4"/>"""Redirect to the polls index page"""</text:p>
      <text:p text:style-name="P60"><text:s text:c="4"/>return redirect("polls:index")</text:p>
      <text:p text:style-name="P60"><text:span text:style-name="T39">b) add this to </text:span>urls.py</text:p>
      <text:p text:style-name="P60"><text:s text:c="4"/>from . import views</text:p>
      <text:p text:style-name="P60"><text:s text:c="4"/>urlpatterns = [path('', views.index),</text:p>
      <text:p text:style-name="P63"><text:span text:style-name="T15"><text:s text:c="12"/>...</text:span></text:p>
      <text:p text:style-name="P62"><text:span text:style-name="T49">6. Discuss iteration2</text:span></text:p>
      <text:p text:style-name="P62"><text:span text:style-name="T49"><text:s text:c="3"/>* Externalize configuration</text:span></text:p>
      <text:h text:style-name="P67" text:outline-level="1">Unscheduled</text:h>
      <text:p text:style-name="P8"><text:span text:style-name="T29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29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29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9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9">4</text:span>. Intro to Agile Principles &amp; Practices </text:p>
      <text:p text:style-name="P5"><text:tab/>https://cpske.github.io/ISP/agile/agile-principles-practices</text:p>
      <text:p text:style-name="P5"/>
      <text:h text:style-name="P68" text:outline-level="1"/>
      <text:h text:style-name="P70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<text:soft-page-break/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 text:c="5"/>a) central to architecture of the app. <text:s/>These things force you</text:p>
      <text:p text:style-name="P16"><text:s text:c="7"/>to make some architectural design choices, so it's best to</text:p>
      <text:p text:style-name="P16"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4. Assignment: testing with Selenium</text:p>
      <text:p text:style-name="P19"><text:tab/>https://cpske.github.io/ISP/assignment/selenium/</text:p>
      <text:p text:style-name="P19"/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9-14T16:11:07.848067923</dc:date>
    <meta:editing-duration>P1DT10H19M3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12" meta:paragraph-count="374" meta:word-count="2827" meta:character-count="19667" meta:non-whitespace-character-count="16824"/>
  </office:meta>
</office:document-meta>
</file>